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5b29f" officeooo:paragraph-rsid="0005b29f"/>
    </style:style>
    <style:style style:name="P2" style:family="paragraph" style:parent-style-name="Standard">
      <style:paragraph-properties fo:text-align="center" style:justify-single-word="false"/>
      <style:text-properties fo:font-weight="bold" officeooo:rsid="0005b29f" officeooo:paragraph-rsid="0005b29f" style:font-weight-asian="bold" style:font-weight-complex="bold"/>
    </style:style>
    <style:style style:name="P3" style:family="paragraph" style:parent-style-name="Standard">
      <style:paragraph-properties fo:text-align="start" style:justify-single-word="false"/>
      <style:text-properties fo:font-weight="normal" officeooo:rsid="0005b29f" officeooo:paragraph-rsid="0005b29f" style:font-weight-asian="normal" style:font-weight-complex="normal"/>
    </style:style>
    <style:style style:name="T1" style:family="text">
      <style:text-properties officeooo:rsid="00072659"/>
    </style:style>
    <style:style style:name="T2" style:family="text">
      <style:text-properties officeooo:rsid="00073111"/>
    </style:style>
    <style:style style:name="T3" style:family="text">
      <style:text-properties officeooo:rsid="00087b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Cowdrey</text:p>
      <text:p text:style-name="P1">Zach Motsinger</text:p>
      <text:p text:style-name="P1">Philip Read</text:p>
      <text:p text:style-name="P2">Lab 3 Report</text:p>
      <text:p text:style-name="P2"/>
      <text:p text:style-name="P3"><text:tab/><text:span text:style-name="T1">In order to add non-interference to the adventure game we had to modify the structure of the programs data and the way in which the server calls were made. First we added an additional JSON string on the server that contained a users inventory. Then we made a login screen on the client side that would run each time the game was executed. If the login name matched with a currently existing user data JSON string then the inventory was copied over. If the login did not exist then a new user data JSON string was created with a default set of items.</text:span></text:p>
      <text:p text:style-name="P3"><text:tab/><text:span text:style-name="T3">After creating a user functionality, we set about modifying the server calls to compensate for our new user system. To do this we simply added the username to the front of all server calls and modified the functions on the server and clientside to check for this username. We thought all we needed to change was the call to inventory, but it turns out that we needed to modify all server calls otherwise any server call that did not have a username appended would be ignored. We could've modified the server code to compensate for this, but we found it easy just to comply and change all function calls to accommodate the extra username attachment.</text:span></text:p>
      <text:p text:style-name="P3"><text:tab/><text:span text:style-name="T2">To create interaction we created an autorefresh function on the clientside that checks if the contents of the current room has changed. If it has changed, then the room is refreshed, else the room is not refreshed. We had to make this check because we noticed that when we refreshed on a regular interval it tended to interfere with the click functions of the onscreen buttons. To avoid this from happening as much as possible we created the conditional to check the room for changes before a refresh.</text:span></text:p>
      <text:p text:style-name="P3"><text:tab/><text:span text:style-name="T3">To make the conditional as efficient as possible we added another field to the JSON string for each place called 'update'. Update contains a number that is iterated by one each time an object is picked up or put down in a location. When a user enters a room, the room is loaded and the current value of 'update' is copied over to the clientside. The clientside will then check its 'update' number against the server's room number. If the numbers are different then a refresh of the room's items are performed and the client's room 'update' number is upd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Read</meta:initial-creator>
    <meta:creation-date>2014-09-23T16:07:19.966152424</meta:creation-date>
    <meta:generator>LibreOffice/4.2.6.2$Linux_X86_64 LibreOffice_project/420$Build-2</meta:generator>
    <dc:date>2014-09-23T17:52:30.221381088</dc:date>
    <dc:creator>Philip Read</dc:creator>
    <meta:editing-duration>P0D</meta:editing-duration>
    <meta:editing-cycles>1</meta:editing-cycles>
    <meta:document-statistic meta:table-count="0" meta:image-count="0" meta:object-count="0" meta:page-count="1" meta:paragraph-count="8" meta:word-count="415" meta:character-count="2311" meta:non-whitespace-character-count="1900"/>
  </office:meta>
</office:document-meta>
</file>